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arial" svg:font-family="arial, 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4b6a0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4b6a0" officeooo:paragraph-rsid="0014b6a0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32b45" officeooo:paragraph-rsid="0014b6a0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4b6a0" officeooo:paragraph-rsid="0014b6a0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4b6a0" officeooo:paragraph-rsid="00153543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b6a0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605a2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32b45" officeooo:paragraph-rsid="0014b6a0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32b45" officeooo:paragraph-rsid="0014b6a0" style:text-blinking="false"/>
    </style:style>
    <style:style style:name="P2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53543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0ca3f3" style:text-blinking="false" fo:background-color="transparent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4b6a0" style:text-blinking="false" fo:background-color="transparent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4b6a0" officeooo:paragraph-rsid="0014b6a0" style:text-blinking="false" fo:background-color="transparent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53543" officeooo:paragraph-rsid="00153543" style:text-blinking="false" fo:background-color="transparent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4b6a0" style:text-blinking="false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0ca3f3" style:text-blinking="false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14b6a0" style:text-blinking="false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/>
    </style:style>
    <style:style style:name="P3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style:font-name="Arial1" fo:font-size="12pt" officeooo:paragraph-rsid="000ca3f3" style:font-size-asian="12pt" style:font-size-complex="12pt"/>
    </style:style>
    <style:style style:name="P36" style:family="paragraph" style:parent-style-name="Text_20_body" style:list-style-name="L2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0ca3f3"/>
    </style:style>
    <style:style style:name="T2" style:family="text">
      <style:text-properties officeooo:rsid="000de798"/>
    </style:style>
    <style:style style:name="T3" style:family="text">
      <style:text-properties officeooo:rsid="001113ef"/>
    </style:style>
    <style:style style:name="T4" style:family="text">
      <style:text-properties officeooo:rsid="00132b45"/>
    </style:style>
    <style:style style:name="T5" style:family="text"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32b45" style:text-blinking="false"/>
    </style:style>
    <style:style style:name="T8" style:family="text">
      <style:text-properties officeooo:rsid="0014b6a0"/>
    </style:style>
    <style:style style:name="T9" style:family="text">
      <style:text-properties fo:background-color="transparent" loext:char-shading-value="0" style:font-size-asian="12pt" style:font-size-complex="12pt"/>
    </style:style>
    <style:style style:name="T10" style:family="text">
      <style:text-properties officeooo:rsid="0014b6a0" fo:background-color="transparent" loext:char-shading-value="0" style:font-size-asian="12pt" style:font-size-complex="12pt"/>
    </style:style>
    <style:style style:name="T11" style:family="text">
      <style:text-properties officeooo:rsid="00153543"/>
    </style:style>
    <style:style style:name="T12" style:family="text">
      <style:text-properties style:font-size-asian="12pt" style:font-size-complex="12pt"/>
    </style:style>
    <style:style style:name="T13" style:family="text">
      <style:text-properties officeooo:rsid="001605a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f1a1adc-c20e-93c5-296d-9e63773044fb"/>Universidade Federal de Campina Grande</text:p>
      <text:p text:style-name="P1">Ciência da Computação - 201<text:span text:style-name="T2">7</text:span>.<text:span text:style-name="T2">1</text:span></text:p>
      <text:p text:style-name="P1">Sistemas de Informação I</text:p>
      <text:p text:style-name="P1"><text:span text:style-name="T1">Professores</text:span>: Tiago Massoni, <text:span text:style-name="T8">Melina Mongiovi.</text:span></text:p>
      <text:p text:style-name="P1"><text:span text:style-name="T1">Alunos</text:span>: <text:span text:style-name="T1">Lucas Oliveira, Mateus Mangueira, Raquel Rufino, Victor Farias.</text:span></text:p>
      <text:p text:style-name="Text_20_body"/>
      <text:p text:style-name="P3">Relatório de Projeto de Conclusão <text:span text:style-name="T1">da Disciplina</text:span></text:p>
      <text:p text:style-name="Text_20_body"/>
      <text:p text:style-name="P2"><text:span text:style-name="T8">Descrição</text:span>:</text:p>
      <text:p text:style-name="P4"><text:tab/>Através deste relatório, apresentamos algumas decisões de projeto e de design que foram tomadas e aplicadas <text:span text:style-name="T1">durante a implementação</text:span>. </text:p>
      <text:p text:style-name="P4"><text:tab/>Escolhemos fazer o detalhamento do relatório dividido em tópicos para ilustrar de forma clara e detalhada cada decisão tomada <text:span text:style-name="T3">no projeto</text:span> <text:span text:style-name="T1">e assim facilitar no entendimento do mesmo</text:span>.</text:p>
      <text:p text:style-name="Text_20_body"/>
      <text:p text:style-name="P2">User Stories:</text:p>
      <text:p text:style-name="P15"><text:tab/><text:span text:style-name="T8">Para facilitar a divisão de trabalhos e o entendimento em geral, dividimos todas as User Stories implementadas em 3 subcategorias: Cidadão, Administrador e Sistema.</text:span></text:p>
      <text:p text:style-name="P15"/>
      <text:p text:style-name="P17">User S<text:span text:style-name="T8">tories de Cidadão</text:span>:</text:p>
      <text:p text:style-name="P21"/>
      <text:list xml:id="list2038566347" text:style-name="L1">
        <text:list-item>
          <text:p text:style-name="P22"><text:span text:style-name="T4">É possível</text:span> adicionar uma queixa sobre alimentos, identificando o estabelecimento e seu endereço, e recebendo o número da queixa para consultar depois.</text:p>
          <text:p text:style-name="P22"/>
        </text:list-item>
        <text:list-item>
          <text:p text:style-name="P22"><text:span text:style-name="T4">É possível</text:span> consultar o status de qualquer <text:span text:style-name="T4">queixa</text:span>, recebendo o seu status e os comentários sobre ela caso ela tenha sido atualizada.</text:p>
          <text:p text:style-name="P22"/>
        </text:list-item>
        <text:list-item>
          <text:p text:style-name="P23"><text:span text:style-name="T4">É possível </text:span>consultar dados sobre uma unidade de saúde, fornecendo um bairro da cidade como entrada.</text:p>
          <text:p text:style-name="P23"/>
        </text:list-item>
        <text:list-item>
          <text:p text:style-name="P29">É possível adicionar queixa acerca de animais perdidos com local, tipo de animal e comentários.</text:p>
          <text:p text:style-name="P29"/>
        </text:list-item>
        <text:list-item>
          <text:p text:style-name="P24">É possível consultar uma especialidade médica e em quais unidades de saúde ela está sendo oferecida.</text:p>
          <text:p text:style-name="P24"/>
        </text:list-item>
        <text:list-item>
          <text:p text:style-name="P24"><text:soft-page-break/>É possível adicionar queixa sobre serviços em geral (não apenas queixas alimentares ou de animais perdidos), fazer reclamações de um serviço pago e não realizado.</text:p>
        </text:list-item>
      </text:list>
      <text:p text:style-name="P6"/>
      <text:p text:style-name="P18">User S<text:span text:style-name="T8">tories de Administrador</text:span>:</text:p>
      <text:list xml:id="list104133115513208" text:continue-numbering="true" text:style-name="L1">
        <text:list-header>
          <text:p text:style-name="P5"/>
        </text:list-header>
        <text:list-item>
          <text:p text:style-name="P32"><text:span text:style-name="T4">O administrador do sistema (fiscal da prefeitura)</text:span> <text:span text:style-name="T4">pode</text:span> consultar a eficiência do atendimento das queixas <text:span text:style-name="T4">(ou seja, </text:span>a relação entre queixas abertas e fechadas<text:span text:style-name="T4">)</text:span>, dependendo da situação da prefeitura (normal ou extra).</text:p>
          <text:p text:style-name="P32"/>
        </text:list-item>
        <text:list-item>
          <text:p text:style-name="P35"><text:span text:style-name="T7">O administrador pode</text:span><text:span text:style-name="T6"> consultar a média médico por paciente em uma dada unidade de saúde.</text:span></text:p>
          <text:p text:style-name="P30"/>
        </text:list-item>
        <text:list-item>
          <text:p text:style-name="P30">O administrador pode realizar login no sistema para poder modificar o status das queixas e visualizar os relatórios.</text:p>
          <text:p text:style-name="P30"/>
        </text:list-item>
        <text:list-item>
          <text:p text:style-name="P30">O administrador pode modificar o status de qualquer queixa, adicionando comentários ou fechando a queixa caso ela tenha sido solucionada.</text:p>
          <text:p text:style-name="P30"/>
        </text:list-item>
        <text:list-item>
          <text:p text:style-name="P30">O ad<text:span text:style-name="T8">m</text:span>inistrador pode adicionar uma unidade de saúde (sendo hospital ou posto de saúde) no sistema.</text:p>
          <text:p text:style-name="P30"/>
        </text:list-item>
        <text:list-item>
          <text:p text:style-name="P30">O administrador pode consultar a eficiência do sistema (relação entre queixas abertas e fechadas), dependendo da situação que se encontra a prefeitura (normal, extra ou caos).</text:p>
          <text:p text:style-name="P30"/>
        </text:list-item>
        <text:list-item>
          <text:p text:style-name="P30">O administrador pode modificar a situação da prefeitura (normal, extra ou caos).</text:p>
          <text:p text:style-name="P30"/>
        </text:list-item>
        <text:list-item>
          <text:p text:style-name="P30">O administrador pode adicionar uma especialidade no sistema.</text:p>
        </text:list-item>
      </text:list>
      <text:p text:style-name="P10"/>
      <text:p text:style-name="P19"><text:span text:style-name="T9">User S</text:span><text:span text:style-name="T10">tories do Sistema</text:span><text:span text:style-name="T9">:</text:span></text:p>
      <text:p text:style-name="P31"/>
      <text:list xml:id="list104134410369465" text:continue-numbering="true" text:style-name="L1">
        <text:list-item>
          <text:p text:style-name="P33"><text:span text:style-name="T4">Todos os dados do sistema são guardados de forma persistente em um banco de dados.</text:span></text:p>
          <text:p text:style-name="P33"/>
        </text:list-item>
        <text:list-item>
          <text:p text:style-name="P29">O sistema é acessível através de um link na Internet.</text:p>
          <text:p text:style-name="P29"/>
        </text:list-item>
        <text:list-item>
          <text:p text:style-name="P34"><text:soft-page-break/><text:span text:style-name="T12">Quando uma queixa muda de status, o sistema envia um e-mail para o cidadão que criou a mesma.</text:span></text:p>
        </text:list-item>
      </text:list>
      <text:p text:style-name="P10"/>
      <text:p text:style-name="P12"><text:span text:style-name="T8">Refatoramentos</text:span>:</text:p>
      <text:p text:style-name="P12"/>
      <text:list xml:id="list104134170788058" text:continue-numbering="true" text:style-name="L1">
        <text:list-item>
          <text:p text:style-name="P25">Inserir refatoramentos.</text:p>
        </text:list-item>
      </text:list>
      <text:p text:style-name="P6"/>
      <text:p text:style-name="P12"><text:span text:style-name="T8">Padrões de Projeto aplicados</text:span>:</text:p>
      <text:p text:style-name="P12"/>
      <text:list xml:id="list104134817261606" text:continue-numbering="true" text:style-name="L1">
        <text:list-item>
          <text:p text:style-name="P25">Inserir padrões de projeto.</text:p>
        </text:list-item>
      </text:list>
      <text:p text:style-name="P7"/>
      <text:p text:style-name="P13">Novas implementações:</text:p>
      <text:p text:style-name="P13"/>
      <text:list xml:id="list104133032456613" text:continue-numbering="true" text:style-name="L1">
        <text:list-item>
          <text:p text:style-name="P25">Para que o administrador gerencie todo o sistema, criamos uma página HTML para o mesmo. A página é acessível após o administrador realizar login e ser autenticado pelo sistema.</text:p>
          <text:p text:style-name="P25"/>
        </text:list-item>
        <text:list-item>
          <text:p text:style-name="P26">Inserir notas implementações.</text:p>
        </text:list-item>
      </text:list>
      <text:p text:style-name="P12"/>
      <text:p text:style-name="P14"><text:span text:style-name="T11">Conclusão</text:span>:</text:p>
      <text:p text:style-name="P10"/>
      <text:p text:style-name="P16"><text:tab/><text:span text:style-name="T11">No decorrer do desenvolvimento do projeto, todas as decisões arquiteturais foram tomadas pelo grupo de forma unânime. A subdivisão nas User Stories nos ajudou a implementá-las da melhor maneira possível. </text:span></text:p>
      <text:p text:style-name="P16"/>
      <text:p text:style-name="P16"><text:span text:style-name="T11"><text:tab/>Os padrões de projeto e refatoramentos aplicados foram de fundamental importância ao sistema por dois motivos principais:</text:span></text:p>
      <text:list xml:id="list104134803724077" text:continue-numbering="true" text:style-name="L1">
        <text:list-item>
          <text:p text:style-name="P27">O código-fonte do projeto ganhou mais legibilidade, coesão e otimização, além de reduções de acoplamento e repetições de código. </text:p>
        </text:list-item>
        <text:list-item>
          <text:p text:style-name="P28">A aplicação dos padrões facilitaram a criação das novas implementações no decorrer do desenvolvimento.</text:p>
        </text:list-item>
      </text:list>
      <text:p text:style-name="P16"/>
      <text:p text:style-name="P20"><text:tab/><text:span text:style-name="T13">Por fim, todos esses fatores nos direcionaram antes e durante o desenvolvimento do Disque Saúde, que agora encontra-se concluído.</text:span></text:p>
      <text:list xml:id="list104134080238475" text:continue-numbering="true" text:style-name="L1">
        <text:list-header>
          <text:p text:style-name="P9"/>
        </text:list-header>
      </text:list>
      <text:p text:style-name="P8"/>
      <text:p text:style-name="P8"/>
      <text:p text:style-name="P8"><text:soft-page-break/></text:p>
      <text:p text:style-name="P8"/>
      <text:list xml:id="list104134448819962" text:continue-list="list104134080238475" text:style-name="L2">
        <text:list-header>
          <text:p text:style-name="P36"><text:span text:style-name="T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arial" svg:font-family="arial, 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35:27.813401258</meta:creation-date>
    <dc:date>2017-08-23T10:41:32.352000000</dc:date>
    <meta:editing-duration>PT12M16S</meta:editing-duration>
    <meta:editing-cycles>6</meta:editing-cycles>
    <meta:generator>LibreOffice/5.3.3.2$Windows_x86 LibreOffice_project/3d9a8b4b4e538a85e0782bd6c2d430bafe583448</meta:generator>
    <meta:document-statistic meta:table-count="0" meta:image-count="0" meta:object-count="0" meta:page-count="4" meta:paragraph-count="62" meta:word-count="613" meta:character-count="3828" meta:non-whitespace-character-count="3291"/>
  </office:meta>
</office:document-meta>
</file>